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b8" officeooo:paragraph-rsid="00186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étaill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2:09.410957027</meta:creation-date>
    <dc:date>2021-05-31T12:32:27.927640453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4.7.2$Linux_X86_64 LibreOffice_project/40$Build-2</meta:generator>
  </office:meta>
</office:document-meta>
</file>